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officeooo:rsid="00135492" officeooo:paragraph-rsid="00135492" style:font-weight-asian="bold" style:font-weight-complex="bold"/>
    </style:style>
    <style:style style:name="P2" style:family="paragraph" style:parent-style-name="Standard" style:list-style-name="L1">
      <style:text-properties fo:color="#000000" loext:opacity="100%" fo:font-weight="normal" officeooo:rsid="00135492" officeooo:paragraph-rsid="00135492" style:font-weight-asian="normal" style:font-weight-complex="normal"/>
    </style:style>
    <style:style style:name="P3" style:family="paragraph" style:parent-style-name="Standard" style:list-style-name="L1">
      <style:text-properties fo:color="#000000" loext:opacity="100%" fo:font-weight="normal" officeooo:rsid="00135492" officeooo:paragraph-rsid="00224ce6" style:font-weight-asian="normal" style:font-weight-complex="normal"/>
    </style:style>
    <style:style style:name="P4" style:family="paragraph" style:parent-style-name="Standard" style:list-style-name="L1">
      <style:text-properties fo:color="#000000" loext:opacity="100%" fo:font-weight="normal" officeooo:rsid="0021bc78" officeooo:paragraph-rsid="0021bc78" style:font-weight-asian="normal" style:font-weight-complex="normal"/>
    </style:style>
    <style:style style:name="P5" style:family="paragraph" style:parent-style-name="Standard" style:list-style-name="L2">
      <style:text-properties fo:color="#000000" loext:opacity="100%" fo:font-weight="normal" officeooo:rsid="0029f815" officeooo:paragraph-rsid="0029f815" style:font-weight-asian="normal" style:font-weight-complex="normal"/>
    </style:style>
    <style:style style:name="P6" style:family="paragraph" style:parent-style-name="Standard" style:list-style-name="L2">
      <style:text-properties fo:color="#000000" loext:opacity="100%" fo:font-weight="normal" officeooo:rsid="002a7b08" officeooo:paragraph-rsid="002a7b08" style:font-weight-asian="normal" style:font-weight-complex="normal"/>
    </style:style>
    <style:style style:name="P7" style:family="paragraph" style:parent-style-name="Standard" style:list-style-name="L2">
      <style:text-properties fo:color="#000000" loext:opacity="100%" fo:font-weight="normal" officeooo:rsid="002a7b08" officeooo:paragraph-rsid="002adf3a" style:font-weight-asian="normal" style:font-weight-complex="normal"/>
    </style:style>
    <style:style style:name="P8" style:family="paragraph" style:parent-style-name="Standard" style:list-style-name="L2">
      <style:text-properties fo:color="#000000" loext:opacity="100%" fo:font-weight="normal" officeooo:rsid="002adf3a" officeooo:paragraph-rsid="002adf3a" style:font-weight-asian="normal" style:font-weight-complex="normal"/>
    </style:style>
    <style:style style:name="P9" style:family="paragraph" style:parent-style-name="Standard" style:list-style-name="L1">
      <style:text-properties fo:color="#000000" loext:opacity="100%" fo:font-weight="bold" officeooo:rsid="00149a4a" officeooo:paragraph-rsid="00149a4a" style:font-weight-asian="bold" style:font-weight-complex="bold"/>
    </style:style>
    <style:style style:name="P10" style:family="paragraph" style:parent-style-name="Standard" style:list-style-name="L1">
      <style:text-properties fo:color="#000000" loext:opacity="100%" fo:font-weight="bold" officeooo:rsid="00166e84" officeooo:paragraph-rsid="00166e84" style:font-weight-asian="bold" style:font-weight-complex="bold"/>
    </style:style>
    <style:style style:name="P11" style:family="paragraph" style:parent-style-name="Standard" style:list-style-name="L1">
      <style:text-properties fo:color="#000000" loext:opacity="100%" fo:font-weight="bold" officeooo:rsid="00166e84" officeooo:paragraph-rsid="00281e0a" style:font-weight-asian="bold" style:font-weight-complex="bold"/>
    </style:style>
    <style:style style:name="P12" style:family="paragraph" style:parent-style-name="Standard" style:list-style-name="L2">
      <style:text-properties fo:color="#000000" loext:opacity="100%" fo:font-weight="bold" officeooo:rsid="00166e84" officeooo:paragraph-rsid="002adf3a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rsid="0029f815" officeooo:paragraph-rsid="0029f815" style:font-weight-asian="bold" style:font-weight-complex="bold"/>
    </style:style>
    <style:style style:name="P14" style:family="paragraph" style:parent-style-name="Standard" style:list-style-name="L1">
      <style:text-properties fo:color="#000000" loext:opacity="100%" officeooo:paragraph-rsid="0021bc78"/>
    </style:style>
    <style:style style:name="P15" style:family="paragraph" style:parent-style-name="Standard" style:list-style-name="L1">
      <style:text-properties fo:color="#000000" loext:opacity="100%" officeooo:paragraph-rsid="00281e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42ff" style:font-weight-asian="normal" style:font-weight-complex="normal"/>
    </style:style>
    <style:style style:name="T3" style:family="text">
      <style:text-properties fo:font-weight="normal" officeooo:rsid="001c19e4" style:font-weight-asian="normal" style:font-weight-complex="normal"/>
    </style:style>
    <style:style style:name="T4" style:family="text">
      <style:text-properties fo:font-weight="normal" officeooo:rsid="002035e2" style:font-weight-asian="normal" style:font-weight-complex="normal"/>
    </style:style>
    <style:style style:name="T5" style:family="text">
      <style:text-properties fo:font-weight="normal" officeooo:rsid="00149a4a" style:font-weight-asian="normal" style:font-weight-complex="normal"/>
    </style:style>
    <style:style style:name="T6" style:family="text">
      <style:text-properties fo:font-weight="normal" officeooo:rsid="0021c503" style:font-weight-asian="normal" style:font-weight-complex="normal"/>
    </style:style>
    <style:style style:name="T7" style:family="text">
      <style:text-properties fo:font-weight="normal" officeooo:rsid="00224ce6" style:font-weight-asian="normal" style:font-weight-complex="normal"/>
    </style:style>
    <style:style style:name="T8" style:family="text">
      <style:text-properties fo:font-weight="normal" officeooo:rsid="00278df7" style:font-weight-asian="normal" style:font-weight-complex="normal"/>
    </style:style>
    <style:style style:name="T9" style:family="text">
      <style:text-properties fo:font-weight="bold" officeooo:rsid="00149a4a" style:font-weight-asian="bold" style:font-weight-complex="bold"/>
    </style:style>
    <style:style style:name="T10" style:family="text">
      <style:text-properties fo:font-weight="bold" officeooo:rsid="001942ff" style:font-weight-asian="bold" style:font-weight-complex="bold"/>
    </style:style>
    <style:style style:name="T11" style:family="text">
      <style:text-properties officeooo:rsid="002adf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ethodology:-</text:p>
      <text:list xml:id="list3424905535" text:style-name="L2">
        <text:list-item>
          <text:p text:style-name="P5">json is converted into dataframe</text:p>
        </text:list-item>
        <text:list-item>
          <text:p text:style-name="P5">dataframe is pre-processesed to validate data, cleaning up, remove all useless columns.</text:p>
        </text:list-item>
        <text:list-item>
          <text:p text:style-name="P6">If date of any row is invalid then that row is removed.</text:p>
        </text:list-item>
        <text:list-item>
          <text:p text:style-name="P7">Rows wh<text:span text:style-name="T11">ose dates are outside start_date and end_date are removed.</text:span></text:p>
        </text:list-item>
        <text:list-item>
          <text:p text:style-name="P8">Rows are sorted by dates.</text:p>
        </text:list-item>
        <text:list-item>
          <text:p text:style-name="P8">3 dataframes are created from the dataframe above.(For confirmed, recovered, deceased) and ‘status’ column is removed from those 3.</text:p>
        </text:list-item>
        <text:list-item>
          <text:p text:style-name="P12"><text:span text:style-name="T1">Count of confirmed, recovered, deceased cases in all states is assumed to be a</text:span><text:span text:style-name="T2">n</text:span><text:span text:style-name="T1"> </text:span>integer<text:span text:style-name="T1"> and if </text:span><text:span text:style-name="T4">found </text:span><text:span text:style-name="T1">not integer then it is </text:span>replaced<text:span text:style-name="T1"> by </text:span>zero<text:span text:style-name="T1"> so that we can perform integer operations on that.</text:span></text:p>
        </text:list-item>
      </text:list>
      <text:p text:style-name="P1">Assumptions :- </text:p>
      <text:list xml:id="list479472919" text:style-name="L1">
        <text:list-item>
          <text:p text:style-name="P2">states = ['ap', 'ar', 'as', 'br', 'ct', 'ga', 'gj',</text:p>
          <text:p text:style-name="P2"><text:s text:c="10"/>'hp', 'hr', 'jh', 'ka', 'kl', 'mh', 'ml', 'mn',</text:p>
          <text:p text:style-name="P2"><text:s text:c="10"/>'mp', 'mz', 'nl', 'or', 'pb', 'rj', 'sk', 'tg',</text:p>
          <text:p text:style-name="P2"><text:s text:c="10"/>'tn', 'tr', 'up', 'ut', 'wb']</text:p>
        </text:list-item>
        <text:list-item>
          <text:p text:style-name="P3">uts = ['an', 'ch', 'dd', 'dl', 'dn', 'jk', 'la', 'ld', 'py']</text:p>
        </text:list-item>
        <text:list-item>
          <text:p text:style-name="P15"><text:span text:style-name="T10">D</text:span><text:span text:style-name="T9">elhi </text:span><text:span text:style-name="T5"><text:s/>is a </text:span><text:span text:style-name="T7">Union territory.</text:span></text:p>
        </text:list-item>
        <text:list-item>
          <text:p text:style-name="P11"><text:span text:style-name="T7">‘un’ column is removed from dataset.</text:span></text:p>
        </text:list-item>
        <text:list-item>
          <text:p text:style-name="P9"><text:span text:style-name="T1">in Q1_1, </text:span>‘tt’ <text:span text:style-name="T1">is </text:span><text:span text:style-name="T6">not</text:span><text:span text:style-name="T1"> used, </text:span><text:span text:style-name="T8">all states and Uts are considered</text:span><text:span text:style-name="T1">.</text:span></text:p>
        </text:list-item>
        <text:list-item>
          <text:p text:style-name="P14"><text:span text:style-name="T5">start_date and end_date format –</text:span><text:span text:style-name="T9"> YYYY-MM-DD </text:span><text:span text:style-name="T5">and dates are assumed to be </text:span><text:span text:style-name="T9">valid, </text:span><text:span text:style-name="T3">otherwise proper message will be displayed.</text:span></text:p>
        </text:list-item>
        <text:list-item>
          <text:p text:style-name="P10"><text:span text:style-name="T1">In Q_3, </text:span>start<text:span text:style-name="T1">_</text:span>date<text:span text:style-name="T1"> is considered as origin.</text:span></text:p>
        </text:list-item>
        <text:list-item>
          <text:p text:style-name="P4">If some state in missing in a row, then its value is assumed to be zer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01:14:04.417028075</meta:creation-date>
    <dc:date>2020-09-21T21:31:37.735309895</dc:date>
    <meta:editing-duration>PT1H1M10S</meta:editing-duration>
    <meta:editing-cycles>25</meta:editing-cycles>
    <meta:generator>LibreOffice/7.0.1.2$Linux_X86_64 LibreOffice_project/00$Build-2</meta:generator>
    <meta:document-statistic meta:table-count="0" meta:image-count="0" meta:object-count="0" meta:page-count="1" meta:paragraph-count="20" meta:word-count="224" meta:character-count="1258" meta:non-whitespace-character-count="1039"/>
  </office:meta>
</office:document-meta>
</file>